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9.0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73.11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ments (optional detail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ge Maps</text:p>
          </table:table-cell>
          <table:table-cell office:value-type="string" calcext:value-type="string">
            <text:p>Store map data in large doubly connected grid of Blocks.</text:p>
            <text:p>Only update Blocks in update list.</text:p>
            <text:p>These Blocks will later determine which Blocks are loaded into view next and will remove themselves.</text:p>
          </table:table-cell>
          <table:table-cell table:style-name="ce2" office:value-type="string" calcext:value-type="string">
            <text:p>Map holds screen offset and loaded size inform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locks have Objects</text:p>
          </table:table-cell>
          <table:table-cell office:value-type="string" calcext:value-type="string">
            <text:p>Each Block can contain Objects which can perform actions related to the game, such as act as doors or interactables or simply wall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have Sprites</text:p>
          </table:table-cell>
          <table:table-cell office:value-type="string" calcext:value-type="string">
            <text:p>To allow for various animations and interactions, objects may contain vaious sprites in a list and any other data structures they nee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can interact locally and globally</text:p>
          </table:table-cell>
          <table:table-cell office:value-type="string" calcext:value-type="string">
            <text:p>All Objects have access to their parent Block and therefore the Map.</text:p>
          </table:table-cell>
          <table:table-cell office:value-type="string" calcext:value-type="string">
            <text:p>Map contains list of entities and all other loaded interactable. </text:p>
            <text:p>Map does not OWN this list though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Maps can be loaded via file</text:p>
          </table:table-cell>
          <table:table-cell office:value-type="string" calcext:value-type="string">
            <text:p>Files use names to refer to objects and sprites,</text:p>
          </table:table-cell>
          <table:table-cell office:value-type="string" calcext:value-type="string">
            <text:p><text:s/>can contain custom sprites and objects to be loaded using a dll that it specifies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 objects and sprites</text:p>
          </table:table-cell>
          <table:table-cell office:value-type="string" calcext:value-type="string">
            <text:p>custom objects and sprites can be writen into a dll that contains a factory that will give you any object/sprite that you need from that dll based on name or index.</text:p>
          </table:table-cell>
          <table:table-cell office:value-type="string" calcext:value-type="string">
            <text:p>Optionally, ask for "next" object.</text:p>
          </table:table-cell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22:55:40.4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42:45.474000000</meta:creation-date>
    <meta:editing-duration>P4DT22H34M41S</meta:editing-duration>
    <meta:editing-cycles>12</meta:editing-cycles>
    <meta:generator>LibreOffice/4.4.2.2$Windows_x86 LibreOffice_project/c4c7d32d0d49397cad38d62472b0bc8acff48dd6</meta:generator>
    <dc:date>2015-11-02T21:18:42.485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